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text-properties fo:font-size="5pt" style:font-size-asian="5pt" style:font-size-complex="5pt"/>
    </style:style>
    <style:style style:name="P11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2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8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7" style:family="paragraph" style:parent-style-name="Text_20_body">
      <style:text-properties fo:font-size="6pt" style:font-size-asian="6pt" style:font-size-complex="6pt"/>
    </style:style>
    <style:style style:name="P2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style:font-name-complex="Ari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7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bold" style:font-weight-asian="bold"/>
    </style:style>
    <style:style style:name="T40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1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2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43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44" style:family="text">
      <style:text-properties style:text-position="0% 100%" fo:font-style="italic" style:font-style-asian="italic" style:font-style-complex="italic"/>
    </style:style>
    <style:style style:name="T45" style:family="text">
      <style:text-properties style:text-position="0% 100%" fo:language="en" fo:country="US"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ПРОВЕРКИ</text:p>
      <text:p text:style-name="P6"/>
      <text:p text:style-name="P11"><text:span text:style-name="T11">Сигнализатор аварийный дозиметрический ДРГ-АТ2331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6">Тип: </text:span><text:span text:style-name="T35">БДКГ-</text:span><text:span text:style-name="T37">25</text:span><text:span text:style-name="T35"> </text:span></text:p>
      <text:p text:style-name="P9"/>
      <text:p text:style-name="P7"><text:span text:style-name="T36">з/н: </text:span><text:span text:style-name="T35">$serial</text:span><text:span text:style-name="T39"><text:tab/></text:span></text:p>
      <text:p text:style-name="P10"/>
      <text:p text:style-name="P13"><text:span text:style-name="T7">Диапазон измерения мощности </text:span><text:span text:style-name="T12">поглощенной</text:span><text:span text:style-name="T7"> дозы:</text:span><text:span text:style-name="T5"><text:tab/></text:span><text:span text:style-name="T42">0,1 мк</text:span><text:span text:style-name="T43">Гр</text:span><text:span text:style-name="T42">/ч – 1,0 Гр/ч;</text:span></text:p>
      <text:p text:style-name="P12"/>
      <text:p text:style-name="P5"><text:span text:style-name="T34">Относительная погрешность измерения:</text:span><text:tab/><text:tab/><text:span text:style-name="T38">± </text:span><text:span text:style-name="T15">30</text:span><text:span text:style-name="T38"> %</text:span></text:p>
      <text:p text:style-name="P8"/>
      <text:p text:style-name="P4">Условия эксплуатации:</text:p>
      <text:p text:style-name="P22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23"><text:span text:style-name="T9">- <text:s/></text:span><text:span text:style-name="T4">Атмосферное давление<text:tab/><text:tab/><text:tab/><text:tab/>98,5 </text:span><text:span text:style-name="T9">kPa</text:span></text:p>
      <text:p text:style-name="P23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23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19">Эталонные средства измерений:</text:p>
      <text:p text:style-name="P24"><text:span text:style-name="T9">- <text:s/></text:span><text:span text:style-name="T40">$facility_1</text:span><text:span text:style-name="T41">10;</text:span></text:p>
      <text:p text:style-name="P25"><text:span text:style-name="T9">- <text:s/></text:span><text:span text:style-name="T40">$</text:span><text:span text:style-name="T41">facility_130;</text:span></text:p>
      <text:p text:style-name="P26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Блок детектирования <text:span text:style-name="T23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<text:span text:style-name="T13"><text:s/></text:span><text:span text:style-name="T23">поглощен-ной</text:span> дозы в <text:span text:style-name="T23">контроль-</text:span></text:p>
            <text:p text:style-name="P30"><text:span text:style-name="T23">ной</text:span> точке </text:p>
            <text:p text:style-name="P30"><text:span text:style-name="T46">Ḋ</text:span><text:span text:style-name="T18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38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4">Относи-тельная</text:span><text:span text:style-name="T33"> </text:span><text:span text:style-name="T24">погреш-ность</text:span><text:span text:style-name="T33"> </text:span><text:span text:style-name="T24">измерения</text:span> </text:p>
            <text:p text:style-name="P31"><text:span text:style-name="T25">θ</text:span><text:span text:style-name="T22">пр</text:span><text:span text:style-name="T18">i</text:span><text:span text:style-name="T23">,</text:span> %</text:p>
          </table:table-cell>
          <table:table-cell table:style-name="t1.B2" table:number-rows-spanned="3" office:value-type="string">
            <text:p text:style-name="P32"><text:span text:style-name="T23">Довери-тель</text:span>ная граница погреш-ности измерения <text:span text:style-name="T16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29"><text:span text:style-name="T29">Предел основной </text:span><text:span text:style-name="T23">относи-тельной</text:span> <text:span text:style-name="T13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8">Фон, нГр/ч</text:p>
          </table:table-cell>
          <table:table-cell table:style-name="t1.D3" table:number-columns-spanned="3" office:value-type="string">
            <text:p text:style-name="P3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8">Среднее значение, <text:span text:style-name="T14">D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9"><text:span text:style-name="T44">D</text:span><text:span text:style-name="T17">1</text:span></text:p>
          </table:table-cell>
          <table:table-cell table:style-name="t1.D3" office:value-type="string">
            <text:p text:style-name="P38"><text:span text:style-name="T45">D</text:span><text:span text:style-name="T17">2</text:span></text:p>
          </table:table-cell>
          <table:table-cell table:style-name="t1.D3" office:value-type="string">
            <text:p text:style-name="P38"><text:span text:style-name="T45">D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34"><text:span text:style-name="T23">0,</text:span>7 мк<text:span text:style-name="T23">Гр</text:span>/ч</text:p>
          </table:table-cell>
          <table:table-cell table:style-name="t1.B5" office:value-type="string">
            <text:p text:style-name="P35">$1-30</text:p>
          </table:table-cell>
          <table:table-cell table:style-name="t1.B5" office:value-type="string">
            <text:p text:style-name="P35">$1-40</text:p>
          </table:table-cell>
          <table:table-cell table:style-name="t1.B5" office:value-type="string">
            <text:p text:style-name="P35">$1-50</text:p>
          </table:table-cell>
          <table:table-cell table:style-name="t1.B5" office:value-type="string">
            <text:p text:style-name="P35">$1-60</text:p>
          </table:table-cell>
          <table:table-cell table:style-name="t1.B5" office:value-type="string">
            <text:p text:style-name="P35">$1-70</text:p>
          </table:table-cell>
          <table:table-cell table:style-name="t1.B5" office:value-type="string">
            <text:p text:style-name="P35">$1-80</text:p>
          </table:table-cell>
          <table:table-cell table:style-name="t1.B5" office:value-type="string">
            <text:p text:style-name="P35">$1-00</text:p>
          </table:table-cell>
          <table:table-cell table:style-name="t1.B5" office:value-type="string">
            <text:p text:style-name="P35">$1-10</text:p>
          </table:table-cell>
          <table:table-cell table:style-name="t1.B5" office:value-type="string">
            <text:p text:style-name="P35">$1-20</text:p>
          </table:table-cell>
          <table:table-cell table:style-name="t1.K5" table:number-rows-spanned="7" office:value-type="string">
            <text:p text:style-name="P31">±30</text:p>
          </table:table-cell>
        </table:table-row>
        <table:table-row>
          <table:table-cell table:style-name="t1.A5" office:value-type="string">
            <text:p text:style-name="P34">7 мк<text:span text:style-name="T23">Гр</text:span>/ч</text:p>
          </table:table-cell>
          <table:table-cell table:style-name="t1.B5" office:value-type="string">
            <text:p text:style-name="P35">$1-31</text:p>
          </table:table-cell>
          <table:table-cell table:style-name="t1.B5" office:value-type="string">
            <text:p text:style-name="P35">$1-41</text:p>
          </table:table-cell>
          <table:table-cell table:style-name="t1.B5" office:value-type="string">
            <text:p text:style-name="P35">$1-51</text:p>
          </table:table-cell>
          <table:table-cell table:style-name="t1.B5" office:value-type="string">
            <text:p text:style-name="P35">$1-61</text:p>
          </table:table-cell>
          <table:table-cell table:style-name="t1.B5" office:value-type="string">
            <text:p text:style-name="P35">$1-71</text:p>
          </table:table-cell>
          <table:table-cell table:style-name="t1.B5" office:value-type="string">
            <text:p text:style-name="P35">$1-81</text:p>
          </table:table-cell>
          <table:table-cell table:style-name="t1.B5" office:value-type="string">
            <text:p text:style-name="P35">$1-01</text:p>
          </table:table-cell>
          <table:table-cell table:style-name="t1.B5" office:value-type="string">
            <text:p text:style-name="P35">$1-11</text:p>
          </table:table-cell>
          <table:table-cell table:style-name="t1.B5" office:value-type="string">
            <text:p text:style-name="P35">$1-21</text:p>
          </table:table-cell>
          <table:covered-table-cell/>
        </table:table-row>
        <table:table-row>
          <table:table-cell table:style-name="t1.A5" office:value-type="string">
            <text:p text:style-name="P34">7<text:span text:style-name="T23">0</text:span> <text:span text:style-name="T23">мкГр/ч</text:span></text:p>
          </table:table-cell>
          <table:table-cell table:style-name="t1.B5" office:value-type="string">
            <text:p text:style-name="P35">$1-32</text:p>
          </table:table-cell>
          <table:table-cell table:style-name="t1.B5" office:value-type="string">
            <text:p text:style-name="P35">$1-42</text:p>
          </table:table-cell>
          <table:table-cell table:style-name="t1.B5" office:value-type="string">
            <text:p text:style-name="P35">$1-52</text:p>
          </table:table-cell>
          <table:table-cell table:style-name="t1.B5" office:value-type="string">
            <text:p text:style-name="P35">$1-62</text:p>
          </table:table-cell>
          <table:table-cell table:style-name="t1.B5" office:value-type="string">
            <text:p text:style-name="P35">$1-72</text:p>
          </table:table-cell>
          <table:table-cell table:style-name="t1.B5" office:value-type="string">
            <text:p text:style-name="P35">$1-82</text:p>
          </table:table-cell>
          <table:table-cell table:style-name="t1.B5" office:value-type="string">
            <text:p text:style-name="P35">$1-02</text:p>
          </table:table-cell>
          <table:table-cell table:style-name="t1.B5" office:value-type="string">
            <text:p text:style-name="P35">$1-12</text:p>
          </table:table-cell>
          <table:table-cell table:style-name="t1.B5" office:value-type="string">
            <text:p text:style-name="P35">$1-22</text:p>
          </table:table-cell>
          <table:covered-table-cell/>
        </table:table-row>
        <table:table-row>
          <table:table-cell table:style-name="t1.A5" office:value-type="string">
            <text:p text:style-name="P34"><text:span text:style-name="T23">0,</text:span>7 м<text:span text:style-name="T23">Гр</text:span>/ч</text:p>
          </table:table-cell>
          <table:table-cell table:style-name="t1.B5" office:value-type="string">
            <text:p text:style-name="P35">$1-33</text:p>
          </table:table-cell>
          <table:table-cell table:style-name="t1.B5" office:value-type="string">
            <text:p text:style-name="P35">$1-43</text:p>
          </table:table-cell>
          <table:table-cell table:style-name="t1.B5" office:value-type="string">
            <text:p text:style-name="P35">$1-53</text:p>
          </table:table-cell>
          <table:table-cell table:style-name="t1.B5" office:value-type="string">
            <text:p text:style-name="P35">$1-63</text:p>
          </table:table-cell>
          <table:table-cell table:style-name="t1.B5" office:value-type="string">
            <text:p text:style-name="P35">$1-73</text:p>
          </table:table-cell>
          <table:table-cell table:style-name="t1.B5" office:value-type="string">
            <text:p text:style-name="P35">$1-83</text:p>
          </table:table-cell>
          <table:table-cell table:style-name="t1.B5" office:value-type="string">
            <text:p text:style-name="P35">$1-03</text:p>
          </table:table-cell>
          <table:table-cell table:style-name="t1.B5" office:value-type="string">
            <text:p text:style-name="P35">$1-13</text:p>
          </table:table-cell>
          <table:table-cell table:style-name="t1.B5" office:value-type="string">
            <text:p text:style-name="P35">$1-23</text:p>
          </table:table-cell>
          <table:covered-table-cell/>
        </table:table-row>
        <table:table-row>
          <table:table-cell table:style-name="t1.A5" office:value-type="string">
            <text:p text:style-name="P34">7 м<text:span text:style-name="T23">Гр</text:span>/ч</text:p>
          </table:table-cell>
          <table:table-cell table:style-name="t1.B5" office:value-type="string">
            <text:p text:style-name="P35">$1-34</text:p>
          </table:table-cell>
          <table:table-cell table:style-name="t1.B5" office:value-type="string">
            <text:p text:style-name="P35">$1-44</text:p>
          </table:table-cell>
          <table:table-cell table:style-name="t1.B5" office:value-type="string">
            <text:p text:style-name="P35">$1-54</text:p>
          </table:table-cell>
          <table:table-cell table:style-name="t1.B5" office:value-type="string">
            <text:p text:style-name="P35">$1-64</text:p>
          </table:table-cell>
          <table:table-cell table:style-name="t1.B5" office:value-type="string">
            <text:p text:style-name="P35">$1-74</text:p>
          </table:table-cell>
          <table:table-cell table:style-name="t1.B5" office:value-type="string">
            <text:p text:style-name="P35">$1-84</text:p>
          </table:table-cell>
          <table:table-cell table:style-name="t1.B5" office:value-type="string">
            <text:p text:style-name="P35">$1-04</text:p>
          </table:table-cell>
          <table:table-cell table:style-name="t1.B5" office:value-type="string">
            <text:p text:style-name="P35">$1-14</text:p>
          </table:table-cell>
          <table:table-cell table:style-name="t1.B5" office:value-type="string">
            <text:p text:style-name="P35">$1-24</text:p>
          </table:table-cell>
          <table:covered-table-cell/>
        </table:table-row>
        <table:table-row>
          <table:table-cell table:style-name="t1.A5" office:value-type="string">
            <text:p text:style-name="P34"><text:span text:style-name="T23">70</text:span> <text:span text:style-name="T23">мГр</text:span>/ч</text:p>
          </table:table-cell>
          <table:table-cell table:style-name="t1.B5" office:value-type="string">
            <text:p text:style-name="P35">$1-35</text:p>
          </table:table-cell>
          <table:table-cell table:style-name="t1.B5" office:value-type="string">
            <text:p text:style-name="P35">$1-45</text:p>
          </table:table-cell>
          <table:table-cell table:style-name="t1.B5" office:value-type="string">
            <text:p text:style-name="P35">$1-55</text:p>
          </table:table-cell>
          <table:table-cell table:style-name="t1.B5" office:value-type="string">
            <text:p text:style-name="P35">$1-65</text:p>
          </table:table-cell>
          <table:table-cell table:style-name="t1.B5" office:value-type="string">
            <text:p text:style-name="P35">$1-75</text:p>
          </table:table-cell>
          <table:table-cell table:style-name="t1.B5" office:value-type="string">
            <text:p text:style-name="P35">$1-85</text:p>
          </table:table-cell>
          <table:table-cell table:style-name="t1.B5" office:value-type="string">
            <text:p text:style-name="P35">$1-05</text:p>
          </table:table-cell>
          <table:table-cell table:style-name="t1.B5" office:value-type="string">
            <text:p text:style-name="P35">$1-15</text:p>
          </table:table-cell>
          <table:table-cell table:style-name="t1.B5" office:value-type="string">
            <text:p text:style-name="P35">$1-25</text:p>
          </table:table-cell>
          <table:covered-table-cell/>
        </table:table-row>
        <table:table-row>
          <table:table-cell table:style-name="t1.A11" office:value-type="string">
            <text:p text:style-name="P34"><text:span text:style-name="T23">0,</text:span>7 <text:span text:style-name="T23">Гр</text:span>/ч</text:p>
          </table:table-cell>
          <table:table-cell table:style-name="t1.B11" office:value-type="string">
            <text:p text:style-name="P35">$1-36</text:p>
          </table:table-cell>
          <table:table-cell table:style-name="t1.B11" office:value-type="string">
            <text:p text:style-name="P35">$1-46</text:p>
          </table:table-cell>
          <table:table-cell table:style-name="t1.B11" office:value-type="string">
            <text:p text:style-name="P35">$1-56</text:p>
          </table:table-cell>
          <table:table-cell table:style-name="t1.B11" office:value-type="string">
            <text:p text:style-name="P35">$1-66</text:p>
          </table:table-cell>
          <table:table-cell table:style-name="t1.B11" office:value-type="string">
            <text:p text:style-name="P35">$1-76</text:p>
          </table:table-cell>
          <table:table-cell table:style-name="t1.B11" office:value-type="string">
            <text:p text:style-name="P35">$1-86</text:p>
          </table:table-cell>
          <table:table-cell table:style-name="t1.B11" office:value-type="string">
            <text:p text:style-name="P35">$1-06</text:p>
          </table:table-cell>
          <table:table-cell table:style-name="t1.B11" office:value-type="string">
            <text:p text:style-name="P35">$1-16</text:p>
          </table:table-cell>
          <table:table-cell table:style-name="t1.B11" office:value-type="string">
            <text:p text:style-name="P35">$1-26</text:p>
          </table:table-cell>
          <table:covered-table-cell/>
        </table:table-row>
      </table:table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Проверку произвел:</text:p>
          </table:table-cell>
          <table:table-cell table:style-name="Таблица1.A1" office:value-type="string">
            <text:p text:style-name="P15">$calibrat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17">(<text:span text:style-name="T32">подпись</text:span>)</text:p>
          </table:table-cell>
        </table:table-row>
        <table:table-row>
          <table:table-cell table:style-name="Таблица1.A1" office:value-type="string">
            <text:p text:style-name="P14">Технический контроль: </text:p>
          </table:table-cell>
          <table:table-cell table:style-name="Таблица1.A1" office:value-type="string">
            <text:p text:style-name="P16">$controll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2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7">(<text:span text:style-name="T32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47:11.61</dc:date>
    <meta:print-date>2019-04-03T15:18:00</meta:print-date>
    <meta:editing-cycles>156</meta:editing-cycles>
    <meta:editing-duration>PT11H6M37S</meta:editing-duration>
    <meta:generator>OpenOffice/4.1.6$Win32 OpenOffice.org_project/416m1$Build-9790</meta:generator>
    <meta:document-statistic meta:table-count="2" meta:image-count="1" meta:object-count="0" meta:page-count="1" meta:paragraph-count="115" meta:word-count="209" meta:character-count="1478"/>
  </office:meta>
</office:document-meta>
</file>